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3.45cm" fo:min-width="23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2.05cm" fo:min-width="5.7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5cm" svg:height="13.7cm" svg:x="1.9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.4cm" svg:x="3cm" svg:y="3.5cm">
          <text:p text:style-name="P1">mainMenuSt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.4cm" svg:x="3.1cm" svg:y="7cm">
          <text:p text:style-name="P1">documentsListSt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.4cm" svg:x="3.1cm" svg:y="10.3cm">
          <text:p text:style-name="P1">singleDocumentSt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.4cm" svg:x="10.8cm" svg:y="3.5cm">
          <text:p text:style-name="P1">annotationsListSt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.4cm" svg:x="10.8cm" svg:y="7cm">
          <text:p text:style-name="P1">rubricsListSt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 Miquel Payeras Crespí</meta:initial-creator>
    <meta:creation-date>2016-06-28T21:56:11.153261000</meta:creation-date>
    <dc:date>2016-06-28T21:58:44.612520000</dc:date>
    <dc:creator>Joan Miquel Payeras Crespí</dc:creator>
    <meta:editing-duration>PT2M33S</meta:editing-duration>
    <meta:editing-cycles>2</meta:editing-cycles>
    <meta:generator>LibreOffice/4.3.7.2$MacOSX_x86 LibreOffice_project/8a35821d8636a03b8bf4e15b48f59794652c68ba</meta:generator>
    <meta:document-statistic meta:object-count="6"/>
  </office:meta>
</office:document-meta>
</file>